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75cm" fo:min-width="6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3cm" fo:min-width="5.46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1cm" fo:min-width="13.1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 loext:decorative="false"/>
      <style:paragraph-properties style:writing-mode="lr-tb"/>
    </style:style>
    <style:style style:name="gr9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3.212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3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0.683cm" loext:decorative="false"/>
      <style:paragraph-properties style:writing-mode="lr-tb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92cm" loext:decorative="false"/>
      <style:paragraph-properties style:writing-mode="lr-tb"/>
    </style:style>
    <style:style style:name="gr17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19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1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6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1cm" fo:min-width="7.29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87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49cm" fo:min-width="1.021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49cm" fo:min-width="0.26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26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 loext:decorative="false"/>
      <style:paragraph-properties style:writing-mode="lr-tb"/>
    </style:style>
    <style:style style:name="gr33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1cm" fo:min-width="7.787cm" loext:decorative="false"/>
      <style:paragraph-properties style:writing-mode="lr-tb"/>
    </style:style>
    <style:style style:name="gr37" style:family="graphic" style:parent-style-name="objectwithoutfill">
      <style:graphic-properties draw:marker-end="Linienspitzen_20_13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Linienspitzen_20_14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Linienspitzen_20_16" draw:marker-end-width="0.3cm" draw:fill="none" draw:textarea-vertical-align="middle" loext:decorative="false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0.549cm" fo:min-width="1.021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81d41a" draw:textarea-horizontal-align="left" draw:auto-grow-height="true" draw:auto-grow-width="true" fo:min-height="0.475cm" fo:min-width="1.111cm" loext:decorative="false"/>
      <style:paragraph-properties style:writing-mode="lr-tb"/>
    </style:style>
    <style:style style:name="gr43" style:family="graphic" style:parent-style-name="standard">
      <style:graphic-properties draw:fill-color="#81d41a" draw:textarea-horizontal-align="justify" draw:textarea-vertical-align="middle" draw:auto-grow-height="false" fo:min-height="0.549cm" fo:min-width="0.26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81d41a" draw:textarea-horizontal-align="justify" draw:textarea-vertical-align="middle" draw:auto-grow-height="false" fo:min-height="0.55cm" fo:min-width="0.2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81d41a" draw:textarea-horizontal-align="left" draw:auto-grow-height="true" draw:auto-grow-width="true" fo:min-height="0.475cm" fo:min-width="1.043cm" loext:decorative="false"/>
      <style:paragraph-properties style:writing-mode="lr-tb"/>
    </style:style>
    <style:style style:name="gr46" style:family="graphic" style:parent-style-name="objectwithoutfill">
      <style:graphic-properties draw:marker-end="Linienspitzen_20_13" draw:marker-end-width="0.3cm" draw:fill="none" draw:fill-color="#81d41a" draw:textarea-vertical-align="middle" loext:decorative="false"/>
    </style:style>
    <style:style style:name="gr47" style:family="graphic" style:parent-style-name="objectwithoutfill">
      <style:graphic-properties draw:marker-end="Linienspitzen_20_14" draw:marker-end-width="0.3cm" draw:fill="none" draw:fill-color="#81d41a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9" style:family="graphic" style:parent-style-name="standard">
      <style:graphic-properties draw:fill-color="#81d41a" draw:textarea-horizontal-align="justify" draw:textarea-vertical-align="middle" draw:auto-grow-height="false" fo:min-height="0.549cm" fo:min-width="1.109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81d41a" draw:textarea-horizontal-align="justify" draw:textarea-vertical-align="middle" draw:auto-grow-height="false" fo:min-height="0.358cm" fo:min-width="1.712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549cm" fo:min-width="3.213cm" style:writing-mode="lr-tb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81d41a"/>
      <style:text-properties fo:font-size="12pt" style:font-size-asian="12pt" style:font-size-complex="12pt"/>
    </style:style>
    <style:style style:name="P15" style:family="paragraph">
      <loext:graphic-properties draw:fill="none" draw:fill-color="#81d41a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 Unicode MS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Bsp.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1">main… {</text:span></text:p>
            <text:p><text:span text:style-name="T1"><text:s text:c="7"/></text:span></text:p>
            <text:p><text:span text:style-name="T1"><text:s text:c="7"/></text:span><text:span text:style-name="T1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m()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frame draw:style-name="gr4" draw:text-style-name="P5" draw:layer="layout" svg:width="13.6cm" svg:height="5.201cm" svg:x="2.972cm" svg:y="0.272cm">
          <draw:text-box>
            <text:p><text:span text:style-name="T2">Anwendung wird so gestartet:</text:span></text:p>
            <text:p/>
            <text:p><text:span text:style-name="T2"><text:s text:c="6"/></text:span><text:span text:style-name="T2">java MyApp</text:span></text:p>
            <text:p/>
            <text:p><text:span text:style-name="T2">Die JVM lädt die Klasse MyApp.</text:span></text:p>
            <text:p><text:span text:style-name="T2">Die JVM erweitert dabei den String-Pool mit den</text:span></text:p>
            <text:p><text:span text:style-name="T2">Strings, die aus Literalen der Klasse entstehen.</text:span></text:p>
            <text:p><text:span text:style-name="T2">Das Class-Objekt der Klasse MyApp wird auch erzeugt.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custom-shape draw:style-name="gr11" draw:text-style-name="P7" draw:layer="layout" svg:width="3.712cm" svg:height="2cm" svg:x="5.288cm" svg:y="13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7cm">
          <draw:text-box>
            <text:p><text:span text:style-name="T3">Class</text:span></text:p>
          </draw:text-box>
        </draw:frame>
        <draw:line draw:style-name="gr13" draw:text-style-name="P9" draw:layer="layout" svg:x1="7.5cm" svg:y1="14cm" svg:x2="18.888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4">main</text:span><text:span text:style-name="T1">… {</text:span></text:p>
            <text:p><text:span text:style-name="T1"><text:s text:c="7"/></text:span></text:p>
            <text:p><text:span text:style-name="T1"><text:s text:c="7"/></text:span><text:span text:style-name="T1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m()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frame draw:style-name="gr14" draw:text-style-name="P5" draw:layer="layout" svg:width="11.183cm" svg:height="0.839cm" svg:x="2.972cm" svg:y="0.272cm">
          <draw:text-box>
            <text:p><text:span text:style-name="T2">Jetzt kann die JVM die main-Methode starten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4">m()</text:span><text:span text:style-name="T1">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line draw:style-name="gr17" draw:text-style-name="P9" draw:layer="layout" svg:x1="23.5cm" svg:y1="2.5cm" svg:x2="25.5cm" svg:y2="4cm">
          <text:p/>
        </draw:lin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4"><text:s text:c="7"/></text:span><text:span text:style-name="T4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18" draw:text-style-name="P10" draw:layer="layout" svg:width="0.82cm" svg:height="0.962cm" svg:x="0.5cm" svg:y="11.5cm">
          <draw:text-box>
            <text:p>s</text:p>
          </draw:text-box>
        </draw:frame>
        <draw:line draw:style-name="gr19" draw:text-style-name="P9" draw:layer="layout" svg:x1="1.32cm" svg:y1="12cm" svg:x2="18.888cm" svg:y2="12cm">
          <text:p/>
        </draw:lin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4"><text:s text:c="7"/></text:span><text:span text:style-name="T4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18" draw:text-style-name="P10" draw:layer="layout" svg:width="0.82cm" svg:height="0.962cm" svg:x="0.5cm" svg:y="11.5cm">
          <draw:text-box>
            <text:p>s</text:p>
          </draw:text-box>
        </draw:frame>
        <draw:line draw:style-name="gr19" draw:text-style-name="P9" draw:layer="layout" svg:x1="1.32cm" svg:y1="12cm" svg:x2="18.888cm" svg:y2="12cm">
          <text:p/>
        </draw:line>
        <draw:frame draw:style-name="gr20" draw:text-style-name="P10" draw:layer="layout" svg:width="1.5cm" svg:height="0.962cm" svg:x="0.5cm" svg:y="10.3cm">
          <draw:text-box>
            <text:p>s2</text:p>
          </draw:text-box>
        </draw:frame>
        <draw:line draw:style-name="gr21" draw:text-style-name="P9" draw:layer="layout" svg:x1="1.5cm" svg:y1="11cm" svg:x2="18.888cm" svg:y2="12cm">
          <text:p/>
        </draw:lin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4"><text:s text:c="7"/></text:span><text:span text:style-name="T4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18" draw:text-style-name="P10" draw:layer="layout" svg:width="0.82cm" svg:height="0.962cm" svg:x="0.5cm" svg:y="11.5cm">
          <draw:text-box>
            <text:p>s</text:p>
          </draw:text-box>
        </draw:frame>
        <draw:line draw:style-name="gr19" draw:text-style-name="P9" draw:layer="layout" svg:x1="1.32cm" svg:y1="12cm" svg:x2="18.888cm" svg:y2="12cm">
          <text:p/>
        </draw:line>
        <draw:frame draw:style-name="gr20" draw:text-style-name="P10" draw:layer="layout" svg:width="1.5cm" svg:height="0.962cm" svg:x="0.5cm" svg:y="10.3cm">
          <draw:text-box>
            <text:p>s2</text:p>
          </draw:text-box>
        </draw:frame>
        <draw:line draw:style-name="gr21" draw:text-style-name="P9" draw:layer="layout" svg:x1="1.5cm" svg:y1="11cm" svg:x2="18.888cm" svg:y2="12cm">
          <text:p/>
        </draw:line>
        <draw:frame draw:style-name="gr20" draw:text-style-name="P10" draw:layer="layout" svg:width="1.5cm" svg:height="0.962cm" svg:x="0.5cm" svg:y="8.9cm">
          <draw:text-box>
            <text:p>s3</text:p>
          </draw:text-box>
        </draw:fram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draw:line draw:style-name="gr22" draw:text-style-name="P9" draw:layer="layout" svg:x1="1.5cm" svg:y1="9.5cm" svg:x2="18.888cm" svg:y2="11.6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6"><text:s text:c="7"/></text:span><text:span text:style-name="T6">String s3 = "mo";</text:span></text:p>
            <text:p><text:span text:style-name="T4"><text:s text:c="7"/></text:span><text:span text:style-name="T4">String s4 = att; <text:s text:c="3"/></text:span><text:span text:style-name="T1"><text:s text:c="3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18" draw:text-style-name="P10" draw:layer="layout" svg:width="0.82cm" svg:height="0.962cm" svg:x="0.5cm" svg:y="11.5cm">
          <draw:text-box>
            <text:p>s</text:p>
          </draw:text-box>
        </draw:frame>
        <draw:line draw:style-name="gr19" draw:text-style-name="P9" draw:layer="layout" svg:x1="1.32cm" svg:y1="12cm" svg:x2="18.888cm" svg:y2="12cm">
          <text:p/>
        </draw:line>
        <draw:frame draw:style-name="gr20" draw:text-style-name="P10" draw:layer="layout" svg:width="1.5cm" svg:height="0.962cm" svg:x="0.5cm" svg:y="10.3cm">
          <draw:text-box>
            <text:p>s2</text:p>
          </draw:text-box>
        </draw:frame>
        <draw:line draw:style-name="gr21" draw:text-style-name="P9" draw:layer="layout" svg:x1="1.5cm" svg:y1="11cm" svg:x2="18.888cm" svg:y2="12cm">
          <text:p/>
        </draw:line>
        <draw:frame draw:style-name="gr20" draw:text-style-name="P10" draw:layer="layout" svg:width="1.5cm" svg:height="0.962cm" svg:x="0.5cm" svg:y="8.9cm">
          <draw:text-box>
            <text:p>s3</text:p>
          </draw:text-box>
        </draw:fram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draw:line draw:style-name="gr22" draw:text-style-name="P9" draw:layer="layout" svg:x1="1.5cm" svg:y1="9.556cm" svg:x2="18.888cm" svg:y2="11.666cm">
          <text:p/>
        </draw:line>
        <draw:frame draw:style-name="gr20" draw:text-style-name="P10" draw:layer="layout" svg:width="1.5cm" svg:height="0.962cm" svg:x="0.5cm" svg:y="7.9cm">
          <draw:text-box>
            <text:p>s4</text:p>
          </draw:text-box>
        </draw:frame>
        <draw:line draw:style-name="gr23" draw:text-style-name="P9" draw:layer="layout" svg:x1="1.5cm" svg:y1="8.5cm" svg:x2="18.888cm" svg:y2="11.66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3cm" svg:height="9.443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6"><text:s text:c="7"/></text:span><text:span text:style-name="T6">String s3 = "mo";</text:span></text:p>
            <text:p><text:span text:style-name="T6"><text:s text:c="7"/></text:span><text:span text:style-name="T6">String s4 = att; <text:s text:c="6"/></text:span></text:p>
            <text:p><text:span text:style-name="T4"><text:s text:c="7"/></text:span><text:span text:style-name="T4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5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7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9" draw:text-style-name="P9" draw:layer="layout" svg:x1="20.5cm" svg:y1="12.2cm" svg:x2="21.6cm" svg:y2="12.7cm">
          <text:p/>
        </draw:line>
        <draw:frame draw:style-name="gr10" draw:text-style-name="P10" draw:layer="layout" svg:width="3.635cm" svg:height="0.962cm" svg:x="16.5cm" svg:y="9.5cm">
          <draw:text-box>
            <text:p>String-Pool</text:p>
          </draw:text-box>
        </draw:frame>
        <draw:line draw:style-name="gr15" draw:text-style-name="P9" draw:layer="layout" svg:x1="2cm" svg:y1="0.5cm" svg:x2="2cm" svg:y2="15.75cm">
          <text:p/>
        </draw:line>
        <draw:frame draw:style-name="gr16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18" draw:text-style-name="P10" draw:layer="layout" svg:width="0.82cm" svg:height="0.962cm" svg:x="0.5cm" svg:y="11.5cm">
          <draw:text-box>
            <text:p>s</text:p>
          </draw:text-box>
        </draw:frame>
        <draw:line draw:style-name="gr19" draw:text-style-name="P9" draw:layer="layout" svg:x1="1.32cm" svg:y1="12cm" svg:x2="18.888cm" svg:y2="12cm">
          <text:p/>
        </draw:line>
        <draw:frame draw:style-name="gr20" draw:text-style-name="P10" draw:layer="layout" svg:width="1.5cm" svg:height="0.962cm" svg:x="0.5cm" svg:y="10.3cm">
          <draw:text-box>
            <text:p>s2</text:p>
          </draw:text-box>
        </draw:frame>
        <draw:line draw:style-name="gr21" draw:text-style-name="P9" draw:layer="layout" svg:x1="1.5cm" svg:y1="11cm" svg:x2="18.888cm" svg:y2="12cm">
          <text:p/>
        </draw:line>
        <draw:frame draw:style-name="gr20" draw:text-style-name="P10" draw:layer="layout" svg:width="1.5cm" svg:height="0.962cm" svg:x="0.5cm" svg:y="8.9cm">
          <draw:text-box>
            <text:p>s3</text:p>
          </draw:text-box>
        </draw:frame>
        <draw:custom-shape draw:style-name="gr11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13" draw:text-style-name="P9" draw:layer="layout" svg:x1="7.5cm" svg:y1="13.946cm" svg:x2="18.888cm" svg:y2="12.446cm">
          <text:p/>
        </draw:line>
        <draw:line draw:style-name="gr22" draw:text-style-name="P9" draw:layer="layout" svg:x1="1.5cm" svg:y1="9.556cm" svg:x2="18.888cm" svg:y2="11.666cm">
          <text:p/>
        </draw:line>
        <draw:frame draw:style-name="gr20" draw:text-style-name="P10" draw:layer="layout" svg:width="1.5cm" svg:height="0.962cm" svg:x="0.5cm" svg:y="7.9cm">
          <draw:text-box>
            <text:p>s4</text:p>
          </draw:text-box>
        </draw:frame>
        <draw:line draw:style-name="gr23" draw:text-style-name="P9" draw:layer="layout" svg:x1="1.5cm" svg:y1="8.5cm" svg:x2="18.888cm" svg:y2="11.666cm">
          <text:p/>
        </draw:line>
        <draw:frame draw:style-name="gr24" draw:text-style-name="P10" draw:layer="layout" svg:width="9.172cm" svg:height="4.517cm" svg:x="5cm" svg:y="1cm">
          <draw:text-box>
            <text:p>toString in der Klasse String ist</text:p>
            <text:p>so realisiert:</text:p>
            <text:p/>
            <text:p>public String toString() {</text:p>
            <text:p><text:s text:c="4"/>return this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sp. 2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get() {</text:span></text:p>
            <text:p><text:span text:style-name="T5"><text:s text:c="6"/></text:span><text:span text:style-name="T5">String s1 = "mo";</text:span></text:p>
            <text:p text:style-name="P3"><text:span text:style-name="T5"><text:s text:c="6"/></text:span><text:span text:style-name="T5">String s2 = new String("mo");</text:span></text:p>
            <text:p text:style-name="P3"><text:span text:style-name="T7"><text:s text:c="6"/></text:span><text:span text:style-name="T5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8"><text:s text:c="9"/></text:span><text:span text:style-name="T8">// Zeile A</text:span></text:p>
            <text:p><text:span text:style-name="T5"><text:s text:c="9"/></text:span><text:span text:style-name="T5">Woche.m();</text:span></text:p>
            <text:p/>
            <text:p><text:span text:style-name="T5"><text:s text:c="9"/></text:span><text:span text:style-name="T5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get() {</text:span></text:p>
            <text:p><text:span text:style-name="T5"><text:s text:c="6"/></text:span><text:span text:style-name="T5">String s1 = "mo";</text:span></text:p>
            <text:p text:style-name="P3"><text:span text:style-name="T5"><text:s text:c="6"/></text:span><text:span text:style-name="T5">String s2 = new String("mo");</text:span></text:p>
            <text:p text:style-name="P3"><text:span text:style-name="T7"><text:s text:c="6"/></text:span><text:span text:style-name="T5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8"><text:s text:c="9"/></text:span><text:span text:style-name="T8">Woche.m();</text:span></text:p>
            <text:p/>
            <text:p><text:span text:style-name="T5"><text:s text:c="9"/></text:span><text:span text:style-name="T5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frame draw:style-name="gr26" draw:text-style-name="P10" draw:layer="layout" svg:width="14.37cm" svg:height="5.228cm" svg:x="4cm" svg:y="1.5cm">
          <draw:text-box>
            <text:p>Klasse Woche wird geladen.</text:p>
            <text:p>String-Pool wird mit den Strings aus</text:p>
            <text:p>den Literalen dieser Klasse vervollständigt.</text:p>
            <text:p/>
            <text:p>Nachdem das Class-Objekt für die Klasse Woche</text:p>
            <text:p>erzeugt wurde (Klasse Woche wurde geladen),</text:p>
            <text:p>startet die Methode m()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8">get()</text:span><text:span text:style-name="T5"> {</text:span></text:p>
            <text:p><text:span text:style-name="T5"><text:s text:c="6"/></text:span><text:span text:style-name="T5">String s1 = "mo";</text:span></text:p>
            <text:p text:style-name="P3"><text:span text:style-name="T5"><text:s text:c="6"/></text:span><text:span text:style-name="T5">String s2 = new String("mo");</text:span></text:p>
            <text:p text:style-name="P3"><text:span text:style-name="T7"><text:s text:c="6"/></text:span><text:span text:style-name="T5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line draw:style-name="gr31" draw:text-style-name="P9" draw:layer="layout" svg:x1="26cm" svg:y1="10.5cm" svg:x2="24cm" svg:y2="2.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8"><text:s text:c="6"/></text:span><text:span text:style-name="T8">String s1 = "mo";</text:span></text:p>
            <text:p text:style-name="P3"><text:span text:style-name="T5"><text:s text:c="6"/></text:span><text:span text:style-name="T5">String s2 = new String("mo");</text:span></text:p>
            <text:p text:style-name="P3"><text:span text:style-name="T7"><text:s text:c="6"/></text:span><text:span text:style-name="T5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frame draw:style-name="gr32" draw:text-style-name="P10" draw:layer="layout" svg:width="1.171cm" svg:height="0.962cm" svg:x="0cm" svg:y="9cm">
          <draw:text-box>
            <text:p>s1</text:p>
          </draw:text-box>
        </draw:frame>
        <draw:line draw:style-name="gr33" draw:text-style-name="P9" draw:layer="layout" svg:x1="1cm" svg:y1="9.5cm" svg:x2="16.3cm" svg:y2="11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8"><text:s text:c="6"/></text:span><text:span text:style-name="T8">String s2 = new String("mo");</text:span></text:p>
            <text:p text:style-name="P3"><text:span text:style-name="T7"><text:s text:c="6"/></text:span><text:span text:style-name="T5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frame draw:style-name="gr32" draw:text-style-name="P10" draw:layer="layout" svg:width="1.171cm" svg:height="0.962cm" svg:x="0cm" svg:y="9cm">
          <draw:text-box>
            <text:p>s1</text:p>
          </draw:text-box>
        </draw:frame>
        <draw:line draw:style-name="gr33" draw:text-style-name="P9" draw:layer="layout" svg:x1="1cm" svg:y1="9.5cm" svg:x2="16.3cm" svg:y2="11cm">
          <text:p/>
        </draw:line>
        <draw:custom-shape draw:style-name="gr27" draw:text-style-name="P7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frame draw:style-name="gr32" draw:text-style-name="P10" draw:layer="layout" svg:width="1.171cm" svg:height="0.962cm" svg:x="0cm" svg:y="8cm">
          <draw:text-box>
            <text:p>s2</text:p>
          </draw:text-box>
        </draw:frame>
        <draw:line draw:style-name="gr35" draw:text-style-name="P9" draw:layer="layout" svg:x1="1.171cm" svg:y1="8.5cm" svg:x2="12.287cm" svg:y2="7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36" draw:text-style-name="P11" draw:layer="layout" svg:width="8.287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11"><text:s text:c="6"/></text:span><text:span text:style-name="T8">String s3 = "mo".toUpperCase();</text:span></text:p>
            <text:p text:style-name="P3"><text:span text:style-name="T5"><text:s text:c="6"/></text:span><text:span text:style-name="T5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frame draw:style-name="gr32" draw:text-style-name="P10" draw:layer="layout" svg:width="1.171cm" svg:height="0.962cm" svg:x="0cm" svg:y="9cm">
          <draw:text-box>
            <text:p>s1</text:p>
          </draw:text-box>
        </draw:frame>
        <draw:line draw:style-name="gr33" draw:text-style-name="P9" draw:layer="layout" svg:x1="1cm" svg:y1="9.5cm" svg:x2="16.3cm" svg:y2="11cm">
          <text:p/>
        </draw:line>
        <draw:custom-shape draw:style-name="gr27" draw:text-style-name="P7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frame draw:style-name="gr32" draw:text-style-name="P10" draw:layer="layout" svg:width="1.171cm" svg:height="0.962cm" svg:x="0cm" svg:y="8cm">
          <draw:text-box>
            <text:p>s2</text:p>
          </draw:text-box>
        </draw:frame>
        <draw:line draw:style-name="gr35" draw:text-style-name="P9" draw:layer="layout" svg:x1="1.171cm" svg:y1="8.5cm" svg:x2="12.287cm" svg:y2="7cm">
          <text:p/>
        </draw:line>
        <draw:custom-shape draw:style-name="gr27" draw:text-style-name="P7" draw:layer="layout" svg:width="1.521cm" svg:height="0.799cm" svg:x="13.588cm" svg:y="4.8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433cm" svg:y="4.404cm">
          <draw:text-box>
            <text:p><text:span text:style-name="T3">String</text:span></text:p>
          </draw:text-box>
        </draw:frame>
        <draw:frame draw:style-name="gr32" draw:text-style-name="P10" draw:layer="layout" svg:width="1.171cm" svg:height="0.962cm" svg:x="0.001cm" svg:y="6.801cm">
          <draw:text-box>
            <text:p>s3</text:p>
          </draw:text-box>
        </draw:frame>
        <draw:line draw:style-name="gr35" draw:text-style-name="P9" draw:layer="layout" svg:x1="1.172cm" svg:y1="7.301cm" svg:x2="13.588cm" svg:y2="5cm">
          <text:p/>
        </draw:line>
        <draw:custom-shape draw:style-name="gr28" draw:text-style-name="P7" draw:layer="layout" svg:width="0.76cm" svg:height="0.799cm" svg:x="16.15cm" svg:y="5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5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4.623cm">
          <draw:text-box>
            <text:p><text:span text:style-name="T3">byte[]</text:span></text:p>
          </draw:text-box>
        </draw:frame>
        <draw:line draw:style-name="gr37" draw:text-style-name="P9" draw:layer="layout" svg:x1="15cm" svg:y1="5.129cm" svg:x2="16.15cm" svg:y2="5.5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7"><text:s text:c="6"/></text:span><text:span text:style-name="T10">String s3 = "mo".toUpperCase();</text:span></text:p>
            <text:p text:style-name="P3"><text:span text:style-name="T5"><text:s text:c="6"/></text:span><text:span text:style-name="T5">return </text:span><text:span text:style-name="T8">s1 + s2</text:span><text:span text:style-name="T5">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frame draw:style-name="gr32" draw:text-style-name="P10" draw:layer="layout" svg:width="1.171cm" svg:height="0.962cm" svg:x="0cm" svg:y="9cm">
          <draw:text-box>
            <text:p>s1</text:p>
          </draw:text-box>
        </draw:frame>
        <draw:line draw:style-name="gr33" draw:text-style-name="P9" draw:layer="layout" svg:x1="1cm" svg:y1="9.5cm" svg:x2="16.3cm" svg:y2="11cm">
          <text:p/>
        </draw:line>
        <draw:custom-shape draw:style-name="gr27" draw:text-style-name="P7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frame draw:style-name="gr32" draw:text-style-name="P10" draw:layer="layout" svg:width="1.171cm" svg:height="0.962cm" svg:x="0cm" svg:y="8cm">
          <draw:text-box>
            <text:p>s2</text:p>
          </draw:text-box>
        </draw:frame>
        <draw:line draw:style-name="gr35" draw:text-style-name="P9" draw:layer="layout" svg:x1="1.171cm" svg:y1="8.5cm" svg:x2="12.287cm" svg:y2="7cm">
          <text:p/>
        </draw:line>
        <draw:custom-shape draw:style-name="gr27" draw:text-style-name="P7" draw:layer="layout" svg:width="1.521cm" svg:height="0.799cm" svg:x="13.588cm" svg:y="4.8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433cm" svg:y="4.404cm">
          <draw:text-box>
            <text:p><text:span text:style-name="T3">String</text:span></text:p>
          </draw:text-box>
        </draw:frame>
        <draw:frame draw:style-name="gr32" draw:text-style-name="P10" draw:layer="layout" svg:width="1.171cm" svg:height="0.962cm" svg:x="0.001cm" svg:y="6.801cm">
          <draw:text-box>
            <text:p>s3</text:p>
          </draw:text-box>
        </draw:frame>
        <draw:line draw:style-name="gr35" draw:text-style-name="P9" draw:layer="layout" svg:x1="1.172cm" svg:y1="7.301cm" svg:x2="13.588cm" svg:y2="5cm">
          <text:p/>
        </draw:line>
        <draw:custom-shape draw:style-name="gr28" draw:text-style-name="P7" draw:layer="layout" svg:width="0.76cm" svg:height="0.799cm" svg:x="16.15cm" svg:y="5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5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4.623cm">
          <draw:text-box>
            <text:p><text:span text:style-name="T3">byte[]</text:span></text:p>
          </draw:text-box>
        </draw:frame>
        <draw:line draw:style-name="gr37" draw:text-style-name="P9" draw:layer="layout" svg:x1="15cm" svg:y1="5.129cm" svg:x2="16.15cm" svg:y2="5.5cm">
          <text:p/>
        </draw:line>
        <draw:custom-shape draw:style-name="gr27" draw:text-style-name="P7" draw:layer="layout" svg:width="1.521cm" svg:height="0.799cm" svg:x="2.788cm" svg:y="2.3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3.534cm" svg:y="1.805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5.05cm" svg:y="2.8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3.6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5.127cm" svg:y="2.324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5.05cm" svg:y="4.4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5.2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4cm" svg:y1="3cm" svg:x2="5.127cm" svg:y2="3.049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7"><text:s text:c="6"/></text:span><text:span text:style-name="T10">String s3 = "mo".toUpperCase();</text:span></text:p>
            <text:p text:style-name="P3"><text:span text:style-name="T5"><text:s text:c="6"/></text:span><text:span text:style-name="T5">return </text:span><text:span text:style-name="T8">s1 + s2 + s3</text:span><text:span text:style-name="T5">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frame draw:style-name="gr32" draw:text-style-name="P10" draw:layer="layout" svg:width="1.171cm" svg:height="0.962cm" svg:x="0cm" svg:y="9cm">
          <draw:text-box>
            <text:p>s1</text:p>
          </draw:text-box>
        </draw:frame>
        <draw:line draw:style-name="gr33" draw:text-style-name="P9" draw:layer="layout" svg:x1="1cm" svg:y1="9.5cm" svg:x2="16.3cm" svg:y2="11cm">
          <text:p/>
        </draw:line>
        <draw:custom-shape draw:style-name="gr27" draw:text-style-name="P7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frame draw:style-name="gr32" draw:text-style-name="P10" draw:layer="layout" svg:width="1.171cm" svg:height="0.962cm" svg:x="0cm" svg:y="8cm">
          <draw:text-box>
            <text:p>s2</text:p>
          </draw:text-box>
        </draw:frame>
        <draw:line draw:style-name="gr35" draw:text-style-name="P9" draw:layer="layout" svg:x1="1.171cm" svg:y1="8.5cm" svg:x2="12.287cm" svg:y2="7cm">
          <text:p/>
        </draw:line>
        <draw:custom-shape draw:style-name="gr27" draw:text-style-name="P7" draw:layer="layout" svg:width="1.521cm" svg:height="0.799cm" svg:x="13.588cm" svg:y="4.8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433cm" svg:y="4.404cm">
          <draw:text-box>
            <text:p><text:span text:style-name="T3">String</text:span></text:p>
          </draw:text-box>
        </draw:frame>
        <draw:frame draw:style-name="gr32" draw:text-style-name="P10" draw:layer="layout" svg:width="1.171cm" svg:height="0.962cm" svg:x="0.001cm" svg:y="6.801cm">
          <draw:text-box>
            <text:p>s3</text:p>
          </draw:text-box>
        </draw:frame>
        <draw:line draw:style-name="gr35" draw:text-style-name="P9" draw:layer="layout" svg:x1="1.172cm" svg:y1="7.301cm" svg:x2="13.588cm" svg:y2="5cm">
          <text:p/>
        </draw:line>
        <draw:custom-shape draw:style-name="gr28" draw:text-style-name="P7" draw:layer="layout" svg:width="0.76cm" svg:height="0.799cm" svg:x="16.15cm" svg:y="5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5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4.623cm">
          <draw:text-box>
            <text:p><text:span text:style-name="T3">byte[]</text:span></text:p>
          </draw:text-box>
        </draw:frame>
        <draw:line draw:style-name="gr37" draw:text-style-name="P9" draw:layer="layout" svg:x1="15cm" svg:y1="5.129cm" svg:x2="16.15cm" svg:y2="5.5cm">
          <text:p/>
        </draw:line>
        <draw:custom-shape draw:style-name="gr27" draw:text-style-name="P7" draw:layer="layout" svg:width="1.521cm" svg:height="0.799cm" svg:x="2.788cm" svg:y="2.3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3.534cm" svg:y="1.805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5.05cm" svg:y="2.8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3.6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5.127cm" svg:y="2.324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5.05cm" svg:y="4.4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5.2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4cm" svg:y1="3cm" svg:x2="5.127cm" svg:y2="3.049cm">
          <text:p/>
        </draw:line>
        <draw:custom-shape draw:style-name="gr27" draw:text-style-name="P7" draw:layer="layout" svg:width="1.521cm" svg:height="0.799cm" svg:x="7.287cm" svg:y="0.493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8.033cm" svg:y="-0.094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9.549cm" svg:y="0.9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1.7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9.626cm" svg:y="0.425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9.549cm" svg:y="2.5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3.3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8.499cm" svg:y1="1.101cm" svg:x2="9.626cm" svg:y2="1.15cm">
          <text:p/>
        </draw:line>
        <draw:custom-shape draw:style-name="gr28" draw:text-style-name="P7" draw:layer="layout" svg:width="0.76cm" svg:height="0.799cm" svg:x="9.55cm" svg:y="4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5cm" svg:y="4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7"><text:s text:c="6"/></text:span><text:span text:style-name="T10">String s3 = "mo".toUpperCase();</text:span></text:p>
            <text:p text:style-name="P3"><text:span text:style-name="T10"><text:s text:c="6"/></text:span><text:span text:style-name="T10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8"><text:s text:c="9"/></text:span><text:span text:style-name="T8">String s = Woche.get();</text:span></text:p>
            <text:p><text:span text:style-name="T5"><text:s text:c="9"/></text:span><text:span text:style-name="T5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custom-shape draw:style-name="gr27" draw:text-style-name="P7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custom-shape draw:style-name="gr27" draw:text-style-name="P7" draw:layer="layout" svg:width="1.521cm" svg:height="0.799cm" svg:x="13.588cm" svg:y="4.8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433cm" svg:y="4.404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5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5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4.623cm">
          <draw:text-box>
            <text:p><text:span text:style-name="T3">byte[]</text:span></text:p>
          </draw:text-box>
        </draw:frame>
        <draw:line draw:style-name="gr37" draw:text-style-name="P9" draw:layer="layout" svg:x1="15cm" svg:y1="5.129cm" svg:x2="16.15cm" svg:y2="5.5cm">
          <text:p/>
        </draw:line>
        <draw:custom-shape draw:style-name="gr27" draw:text-style-name="P7" draw:layer="layout" svg:width="1.521cm" svg:height="0.799cm" svg:x="2.788cm" svg:y="2.3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3.534cm" svg:y="1.805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5.05cm" svg:y="2.8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3.6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5.127cm" svg:y="2.324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5.05cm" svg:y="4.4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5.05cm" svg:y="5.2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4cm" svg:y1="3cm" svg:x2="5.127cm" svg:y2="3.049cm">
          <text:p/>
        </draw:line>
        <draw:custom-shape draw:style-name="gr27" draw:text-style-name="P7" draw:layer="layout" svg:width="1.521cm" svg:height="0.799cm" svg:x="7.287cm" svg:y="0.493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8.033cm" svg:y="-0.094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9.549cm" svg:y="0.9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1.7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9.626cm" svg:y="0.425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9.549cm" svg:y="2.5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3.3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8.499cm" svg:y1="1.101cm" svg:x2="9.626cm" svg:y2="1.15cm">
          <text:p/>
        </draw:line>
        <draw:custom-shape draw:style-name="gr28" draw:text-style-name="P7" draw:layer="layout" svg:width="0.76cm" svg:height="0.799cm" svg:x="9.55cm" svg:y="4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5cm" svg:y="4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9" draw:text-style-name="P9" draw:layer="layout" svg:x1="21cm" svg:y1="5cm" svg:x2="25.5cm" svg:y2="10.5cm">
          <text:p/>
        </draw:line>
        <draw:line draw:style-name="gr40" draw:text-style-name="P9" draw:layer="layout" svg:x1="1cm" svg:y1="11cm" svg:x2="8cm" svg:y2="1.292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7"><text:s text:c="6"/></text:span><text:span text:style-name="T10">String s3 = "mo".toUpperCase();</text:span></text:p>
            <text:p text:style-name="P3"><text:span text:style-name="T10"><text:s text:c="6"/></text:span><text:span text:style-name="T10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10"><text:s text:c="9"/></text:span><text:span text:style-name="T10">String s = Woche.get();</text:span></text:p>
            <text:p><text:span text:style-name="T8"><text:s text:c="9"/></text:span><text:span text:style-name="T8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6.15cm" svg:y="13.301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6.15cm" svg:y="14.1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6.227cm" svg:y="12.822cm">
          <draw:text-box>
            <text:p><text:span text:style-name="T3">byte[]</text:span></text:p>
          </draw:text-box>
        </draw:frame>
        <draw:line draw:style-name="gr9" draw:text-style-name="P9" draw:layer="layout" svg:x1="15.314cm" svg:y1="13.461cm" svg:x2="16.15cm" svg:y2="13.861cm">
          <text:p/>
        </draw:line>
        <draw:custom-shape draw:style-name="gr27" draw:text-style-name="P7" draw:layer="layout" svg:width="1.521cm" svg:height="0.799cm" svg:x="16.287cm" svg:y="10.89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18.349cm" svg:y="11.2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18.349cm" svg:y="12.0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18.426cm" svg:y="10.723cm">
          <draw:text-box>
            <text:p><text:span text:style-name="T3">byte[]</text:span></text:p>
          </draw:text-box>
        </draw:frame>
        <draw:line draw:style-name="gr9" draw:text-style-name="P9" draw:layer="layout" svg:x1="17.513cm" svg:y1="11.362cm" svg:x2="18.349cm" svg:y2="11.762cm">
          <text:p/>
        </draw:lin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custom-shape draw:style-name="gr41" draw:text-style-name="P13" draw:layer="layout" svg:width="1.521cm" svg:height="0.799cm" svg:x="12.287cm" svg:y="6.79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line draw:style-name="gr34" draw:text-style-name="P9" draw:layer="layout" svg:x1="13.5cm" svg:y1="7.5cm" svg:x2="18.349cm" svg:y2="11.761cm">
          <text:p/>
        </draw:line>
        <draw:custom-shape draw:style-name="gr41" draw:text-style-name="P13" draw:layer="layout" svg:width="1.521cm" svg:height="0.799cm" svg:x="13.588cm" svg:y="4.8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1.611cm" svg:height="0.725cm" svg:x="14.433cm" svg:y="4.404cm">
          <draw:text-box>
            <text:p><text:span text:style-name="T3">String</text:span></text:p>
          </draw:text-box>
        </draw:frame>
        <draw:custom-shape draw:style-name="gr43" draw:text-style-name="P13" draw:layer="layout" svg:width="0.76cm" svg:height="0.799cm" svg:x="16.15cm" svg:y="5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0.76cm" svg:height="0.8cm" svg:x="16.15cm" svg:y="5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1.543cm" svg:height="0.725cm" svg:x="16.227cm" svg:y="4.623cm">
          <draw:text-box>
            <text:p><text:span text:style-name="T3">byte[]</text:span></text:p>
          </draw:text-box>
        </draw:frame>
        <draw:line draw:style-name="gr46" draw:text-style-name="P15" draw:layer="layout" svg:x1="15cm" svg:y1="5.129cm" svg:x2="16.15cm" svg:y2="5.5cm">
          <text:p/>
        </draw:line>
        <draw:custom-shape draw:style-name="gr41" draw:text-style-name="P13" draw:layer="layout" svg:width="1.521cm" svg:height="0.799cm" svg:x="2.788cm" svg:y="2.39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1.611cm" svg:height="0.725cm" svg:x="3.534cm" svg:y="1.805cm">
          <draw:text-box>
            <text:p><text:span text:style-name="T3">String</text:span></text:p>
          </draw:text-box>
        </draw:frame>
        <draw:custom-shape draw:style-name="gr43" draw:text-style-name="P13" draw:layer="layout" svg:width="0.76cm" svg:height="0.799cm" svg:x="5.05cm" svg:y="2.8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0.76cm" svg:height="0.8cm" svg:x="5.05cm" svg:y="3.6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1.543cm" svg:height="0.725cm" svg:x="5.127cm" svg:y="2.324cm">
          <draw:text-box>
            <text:p><text:span text:style-name="T3">byte[]</text:span></text:p>
          </draw:text-box>
        </draw:frame>
        <draw:custom-shape draw:style-name="gr43" draw:text-style-name="P13" draw:layer="layout" svg:width="0.76cm" svg:height="0.799cm" svg:x="5.05cm" svg:y="4.403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0.76cm" svg:height="0.8cm" svg:x="5.05cm" svg:y="5.202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4cm" svg:y1="3cm" svg:x2="5.127cm" svg:y2="3.049cm">
          <text:p/>
        </draw:line>
        <draw:custom-shape draw:style-name="gr27" draw:text-style-name="P7" draw:layer="layout" svg:width="1.521cm" svg:height="0.799cm" svg:x="7.287cm" svg:y="0.493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8.033cm" svg:y="-0.094cm">
          <draw:text-box>
            <text:p><text:span text:style-name="T3">String</text:span></text:p>
          </draw:text-box>
        </draw:frame>
        <draw:custom-shape draw:style-name="gr28" draw:text-style-name="P7" draw:layer="layout" svg:width="0.76cm" svg:height="0.799cm" svg:x="9.549cm" svg:y="0.9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1.7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43cm" svg:height="0.725cm" svg:x="9.626cm" svg:y="0.425cm">
          <draw:text-box>
            <text:p><text:span text:style-name="T3">byte[]</text:span></text:p>
          </draw:text-box>
        </draw:frame>
        <draw:custom-shape draw:style-name="gr28" draw:text-style-name="P7" draw:layer="layout" svg:width="0.76cm" svg:height="0.799cm" svg:x="9.549cm" svg:y="2.504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49cm" svg:y="3.30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8.499cm" svg:y1="1.101cm" svg:x2="9.626cm" svg:y2="1.15cm">
          <text:p/>
        </draw:line>
        <draw:custom-shape draw:style-name="gr28" draw:text-style-name="P7" draw:layer="layout" svg:width="0.76cm" svg:height="0.799cm" svg:x="9.55cm" svg:y="4.10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6cm" svg:height="0.8cm" svg:x="9.55cm" svg:y="4.901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line draw:style-name="gr40" draw:text-style-name="P9" draw:layer="layout" svg:x1="1cm" svg:y1="11cm" svg:x2="8cm" svg:y2="1.292cm">
          <text:p/>
        </draw:line>
        <draw:frame draw:style-name="gr48" draw:text-style-name="P10" draw:layer="layout" svg:width="4.943cm" svg:height="3.806cm" svg:x="13.5cm" svg:y="0.5cm">
          <draw:text-box>
            <text:p>Grüne Objekte</text:p>
            <text:p>stehen dem GC</text:p>
            <text:p>zur Verfügung.</text:p>
            <text:p>Davon sind 3 </text:p>
            <text:p>String-Objekte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 in der Prüfung die internen byte[] aus Strings nicht gefragt werden, kann man vereinfacht die String-Objekte darstellen: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5" draw:text-style-name="P11" draw:layer="layout" svg:width="7.796cm" svg:height="12.311cm" svg:x="20.1cm" svg:y="0.107cm">
          <draw:text-box>
            <text:p><text:span text:style-name="T5">class Woche {</text:span></text:p>
            <text:p><text:span text:style-name="T5"><text:s text:c="3"/></text:span><text:span text:style-name="T5">static String att = "sa";</text:span></text:p>
            <text:p/>
            <text:p><text:span text:style-name="T5"><text:s text:c="3"/></text:span><text:span text:style-name="T5">static String </text:span><text:span text:style-name="T10">get()</text:span><text:span text:style-name="T5"> {</text:span></text:p>
            <text:p><text:span text:style-name="T10"><text:s text:c="6"/></text:span><text:span text:style-name="T10">String s1 = "mo";</text:span></text:p>
            <text:p text:style-name="P3"><text:span text:style-name="T10"><text:s text:c="6"/></text:span><text:span text:style-name="T10">String s2 = new String("mo");</text:span></text:p>
            <text:p text:style-name="P3"><text:span text:style-name="T7"><text:s text:c="6"/></text:span><text:span text:style-name="T10">String s3 = "mo".toUpperCase();</text:span></text:p>
            <text:p text:style-name="P3"><text:span text:style-name="T10"><text:s text:c="6"/></text:span><text:span text:style-name="T10">return s1 + s2 + s3;</text:span></text:p>
            <text:p><text:span text:style-name="T5"><text:s text:c="3"/></text:span><text:span text:style-name="T5">}</text:span></text:p>
            <text:p/>
            <text:p><text:span text:style-name="T5"><text:s text:c="3"/></text:span><text:span text:style-name="T5">static void m() {}</text:span></text:p>
            <text:p><text:span text:style-name="T5">}</text:span></text:p>
            <text:p/>
            <text:p><text:span text:style-name="T5">class MyApp {</text:span></text:p>
            <text:p><text:span text:style-name="T5"><text:s text:c="4"/></text:span><text:span text:style-name="T5">...main… {</text:span></text:p>
            <text:p><text:span text:style-name="T10"><text:s text:c="9"/></text:span><text:span text:style-name="T10">// Zeile A</text:span></text:p>
            <text:p><text:span text:style-name="T10"><text:s text:c="9"/></text:span><text:span text:style-name="T10">Woche.m();</text:span></text:p>
            <text:p/>
            <text:p><text:span text:style-name="T10"><text:s text:c="9"/></text:span><text:span text:style-name="T10">String s = Woche.get();</text:span></text:p>
            <text:p><text:span text:style-name="T8"><text:s text:c="9"/></text:span><text:span text:style-name="T8">// Zeile B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line draw:style-name="gr15" draw:text-style-name="P9" draw:layer="layout" svg:x1="1.5cm" svg:y1="0cm" svg:x2="1.5cm" svg:y2="15.75cm">
          <text:p/>
        </draw:line>
        <draw:frame draw:style-name="gr16" draw:text-style-name="P12" draw:layer="layout" svg:width="1.992cm" svg:height="0.763cm" svg:x="0.1cm" svg:y="0.301cm">
          <draw:text-box>
            <text:p><text:span text:style-name="T9">STACK</text:span></text:p>
          </draw:text-box>
        </draw:frame>
        <draw:frame draw:style-name="gr16" draw:text-style-name="P12" draw:layer="layout" svg:width="1.992cm" svg:height="0.763cm" svg:x="2.5cm" svg:y="0.302cm">
          <draw:text-box>
            <text:p><text:span text:style-name="T9">HEAP</text:span></text:p>
          </draw:text-box>
        </draw:frame>
        <draw:custom-shape draw:style-name="gr2" draw:text-style-name="P2" draw:layer="layout" svg:width="7cm" svg:height="5cm" svg:x="12.9cm" svg:y="10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35cm" svg:height="0.962cm" svg:x="16.701cm" svg:y="9.401cm">
          <draw:text-box>
            <text:p>String-Pool</text:p>
          </draw:text-box>
        </draw:frame>
        <draw:custom-shape draw:style-name="gr27" draw:text-style-name="P7" draw:layer="layout" svg:width="1.521cm" svg:height="0.799cm" svg:x="14.088cm" svg:y="12.989cm">
          <text:p text:style-name="P6"><text:span text:style-name="T3">"sa"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4.933cm" svg:y="12.501cm">
          <draw:text-box>
            <text:p><text:span text:style-name="T3">String</text:span></text:p>
          </draw:text-box>
        </draw:frame>
        <draw:custom-shape draw:style-name="gr27" draw:text-style-name="P7" draw:layer="layout" svg:width="1.521cm" svg:height="0.799cm" svg:x="16.287cm" svg:y="10.89cm">
          <text:p text:style-name="P6"><text:span text:style-name="T3">"mo"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7.132cm" svg:y="10.402cm">
          <draw:text-box>
            <text:p><text:span text:style-name="T3">String</text:span></text:p>
          </draw:text-box>
        </draw:frame>
        <draw:custom-shape draw:style-name="gr11" draw:text-style-name="P7" draw:layer="layout" svg:width="3.712cm" svg:height="2cm" svg:x="5.288cm" svg:y="13.001cm">
          <text:p text:style-name="P6"><text:span text:style-name="T3">name ="Woche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6cm" svg:height="0.725cm" svg:x="8.2cm" svg:y="12.508cm">
          <draw:text-box>
            <text:p><text:span text:style-name="T3">Class</text:span></text:p>
          </draw:text-box>
        </draw:frame>
        <draw:line draw:style-name="gr30" draw:text-style-name="P9" draw:layer="layout" svg:x1="7.5cm" svg:y1="14cm" svg:x2="14.088cm" svg:y2="13.5cm">
          <text:p/>
        </draw:line>
        <draw:frame draw:style-name="gr18" draw:text-style-name="P10" draw:layer="layout" svg:width="0.82cm" svg:height="0.962cm" svg:x="0.5cm" svg:y="10.5cm">
          <draw:text-box>
            <text:p>s</text:p>
          </draw:text-box>
        </draw:frame>
        <draw:custom-shape draw:style-name="gr41" draw:text-style-name="P13" draw:layer="layout" svg:width="1.521cm" svg:height="0.799cm" svg:x="12.287cm" svg:y="6.791cm">
          <text:p text:style-name="P6"><text:span text:style-name="T3">"mo"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611cm" svg:height="0.725cm" svg:x="13.132cm" svg:y="6.303cm">
          <draw:text-box>
            <text:p><text:span text:style-name="T3">String</text:span></text:p>
          </draw:text-box>
        </draw:frame>
        <draw:custom-shape draw:style-name="gr49" draw:text-style-name="P13" draw:layer="layout" svg:width="1.609cm" svg:height="0.799cm" svg:x="13.5cm" svg:y="4.892cm">
          <text:p text:style-name="P6"><text:span text:style-name="T3">"MO"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1.611cm" svg:height="0.725cm" svg:x="14.433cm" svg:y="4.404cm">
          <draw:text-box>
            <text:p><text:span text:style-name="T3">String</text:span></text:p>
          </draw:text-box>
        </draw:frame>
        <draw:custom-shape draw:style-name="gr50" draw:text-style-name="P13" draw:layer="layout" svg:width="2.212cm" svg:height="0.608cm" svg:x="2.788cm" svg:y="2.392cm">
          <text:p text:style-name="P6"><text:span text:style-name="T3">"momo"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1.611cm" svg:height="0.725cm" svg:x="3.534cm" svg:y="1.805cm">
          <draw:text-box>
            <text:p><text:span text:style-name="T3">String</text:span></text:p>
          </draw:text-box>
        </draw:frame>
        <draw:custom-shape draw:style-name="gr51" draw:text-style-name="P7" draw:layer="layout" svg:width="3.713cm" svg:height="0.799cm" svg:x="7.287cm" svg:y="0.493cm">
          <text:p text:style-name="P6"><text:span text:style-name="T3">"momoMO"</text:span></text:p>
          <draw:enhanced-geometry svg:viewBox="0 0 21600 21600" draw:type="rectangle" draw:enhanced-path="M 0 0 L 21600 0 21600 21600 0 21600 0 0 Z N"/>
        </draw:custom-shape>
        <draw:line draw:style-name="gr40" draw:text-style-name="P9" draw:layer="layout" svg:x1="1cm" svg:y1="11cm" svg:x2="8cm" svg:y2="1.292cm">
          <text:p/>
        </draw:line>
        <draw:frame draw:style-name="gr48" draw:text-style-name="P10" draw:layer="layout" svg:width="4.943cm" svg:height="2.384cm" svg:x="13.5cm" svg:y="0.5cm">
          <draw:text-box>
            <text:p>Grüne Objekte</text:p>
            <text:p>stehen dem GC</text:p>
            <text:p>zur Verfügung.</text:p>
          </draw:text-box>
        </draw:frame>
        <draw:frame draw:style-name="gr42" draw:text-style-name="P14" draw:layer="layout" svg:width="1.611cm" svg:height="0.725cm" svg:x="10.035cm" svg:y="0.106cm">
          <draw:text-box>
            <text:p><text:span text:style-name="T3">String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8T12:26:06.165000000</meta:creation-date>
    <dc:date>2024-09-19T10:47:58.920000000</dc:date>
    <meta:editing-duration>PT48M38S</meta:editing-duration>
    <meta:editing-cycles>21</meta:editing-cycles>
    <meta:generator>LibreOffice/7.6.4.1$Windows_X86_64 LibreOffice_project/e19e193f88cd6c0525a17fb7a176ed8e6a3e2aa1</meta:generator>
    <meta:print-date>2024-09-19T10:47:53.182000000</meta:print-date>
    <meta:printed-by>PDF-Dateien</meta:printed-by>
    <meta:document-statistic meta:object-count="578"/>
  </office:meta>
</office:document-meta>
</file>